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a8d5" officeooo:paragraph-rsid="0027a8d5"/>
    </style:style>
    <style:style style:name="P14" style:family="paragraph" style:parent-style-name="Standard">
      <style:text-properties officeooo:rsid="0029a2eb" officeooo:paragraph-rsid="0029a2eb"/>
    </style:style>
    <style:style style:name="P15" style:family="paragraph" style:parent-style-name="Standard">
      <style:text-properties officeooo:rsid="002a33e8" officeooo:paragraph-rsid="002a33e8"/>
    </style:style>
    <style:style style:name="P16" style:family="paragraph" style:parent-style-name="Standard">
      <style:text-properties officeooo:rsid="002b3c81" officeooo:paragraph-rsid="002b3c81"/>
    </style:style>
    <style:style style:name="P17" style:family="paragraph" style:parent-style-name="Standard">
      <style:text-properties officeooo:rsid="002c300a" officeooo:paragraph-rsid="002c300a"/>
    </style:style>
    <style:style style:name="P18" style:family="paragraph" style:parent-style-name="Standard">
      <style:text-properties officeooo:rsid="002f11bc" officeooo:paragraph-rsid="002f11bc"/>
    </style:style>
    <style:style style:name="P19" style:family="paragraph" style:parent-style-name="Standard">
      <style:text-properties officeooo:rsid="002e7c70" officeooo:paragraph-rsid="002e7c70"/>
    </style:style>
    <style:style style:name="P20" style:family="paragraph" style:parent-style-name="Standard">
      <style:text-properties officeooo:rsid="002e7c70" officeooo:paragraph-rsid="0033d841"/>
    </style:style>
    <style:style style:name="P21" style:family="paragraph" style:parent-style-name="Standard">
      <style:text-properties officeooo:rsid="003104ef" officeooo:paragraph-rsid="003104ef"/>
    </style:style>
    <style:style style:name="P22" style:family="paragraph" style:parent-style-name="Standard">
      <style:text-properties officeooo:rsid="00324e75" officeooo:paragraph-rsid="00324e75"/>
    </style:style>
    <style:style style:name="P23" style:family="paragraph" style:parent-style-name="Standard">
      <style:text-properties officeooo:rsid="0035b0b3" officeooo:paragraph-rsid="0035b0b3"/>
    </style:style>
    <style:style style:name="P24" style:family="paragraph" style:parent-style-name="Standard">
      <style:text-properties officeooo:rsid="00366706" officeooo:paragraph-rsid="0026e7c9"/>
    </style:style>
    <style:style style:name="P25" style:family="paragraph" style:parent-style-name="Standard">
      <style:text-properties officeooo:rsid="00373520" officeooo:paragraph-rsid="00373520"/>
    </style:style>
    <style:style style:name="P26" style:family="paragraph" style:parent-style-name="Standard">
      <style:text-properties officeooo:rsid="0035b0b3" officeooo:paragraph-rsid="0035b0b3"/>
    </style:style>
    <style:style style:name="P27" style:family="paragraph" style:parent-style-name="Standard">
      <style:text-properties officeooo:rsid="0039f6ad" officeooo:paragraph-rsid="0039f6ad"/>
    </style:style>
    <style:style style:name="P28" style:family="paragraph" style:parent-style-name="Standard">
      <style:text-properties officeooo:rsid="00278a20" officeooo:paragraph-rsid="003be273"/>
    </style:style>
    <style:style style:name="P29" style:family="paragraph" style:parent-style-name="Standard">
      <style:text-properties officeooo:rsid="003be273" officeooo:paragraph-rsid="003be273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  <style:style style:name="T5" style:family="text">
      <style:text-properties officeooo:rsid="0038b5e7"/>
    </style:style>
    <style:style style:name="T6" style:family="text">
      <style:text-properties fo:color="#c9211e" loext:opacity="100%" officeooo:rsid="0038b5e7"/>
    </style:style>
    <style:style style:name="T7" style:family="text">
      <style:text-properties fo:color="#ff0000" loext:opacity="100%" officeooo:rsid="0038b5e7"/>
    </style:style>
    <style:style style:name="T8" style:family="text">
      <style:text-properties fo:color="#ff0000" loext:opacity="100%" fo:font-weight="bold" officeooo:rsid="0038b5e7" style:font-weight-asian="bold" style:font-weight-complex="bold"/>
    </style:style>
    <style:style style:name="T9" style:family="text">
      <style:text-properties officeooo:rsid="0039f6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3">Flavors – <text:span text:style-name="T2">Posmaki</text:span></text:p>
      <text:p text:style-name="P14">Player intrusion – Wtrącenie gracza</text:p>
      <text:p text:style-name="P15">defence task – akcja obronna</text:p>
      <text:p text:style-name="P15">Might Defense: Obrona Mocy</text:p>
      <text:p text:style-name="P15">Speed Defence: Obrona Szybkości</text:p>
      <text:p text:style-name="P15">Intellect Defense: Obrona Intelektu</text:p>
      <text:p text:style-name="P16">practiced – wytrenowany</text:p>
      <text:p text:style-name="P21">inability- nieumiejętność</text:p>
      <text:p text:style-name="P16"/>
      <text:p text:style-name="P16">damage track – licznik obrażeń</text:p>
      <text:p text:style-name="P16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2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/>
      <text:p text:style-name="P17">Enabler – Umożliwienie</text:p>
      <text:p text:style-name="P17">Action – Akcja</text:p>
      <text:p text:style-name="P17"/>
      <text:p text:style-name="P17">item prices:</text:p>
      <text:p text:style-name="P17">expensive- drogi</text:p>
      <text:p text:style-name="P17">moderatery prices – średniej ceny</text:p>
      <text:p text:style-name="P17">inexpensive – niedrogie</text:p>
      <text:p text:style-name="P17"><text:soft-page-break/></text:p>
      <text:p text:style-name="P18">character arc – motyw fabularny</text:p>
      <text:p text:style-name="P24"><text:tab/>Enterprise - Business</text:p>
      <text:p text:style-name="P4"/>
      <text:p text:style-name="P19">(focus)</text:p>
      <text:p text:style-name="P5"/>
      <text:p text:style-name="P20">Masters Weaponly – Mistrzowsko Posługuje się Bronią</text:p>
      <text:p text:style-name="P6"><text:span text:style-name="T3">Leads - Przewodzi</text:span><text:tab/></text:p>
      <text:p text:style-name="P23">Explored Dark Places – Bada Ciemne Miejsca</text:p>
      <text:p text:style-name="P28">Focuses Mind Over Matter – Stawia Umysł Ponad Materią</text:p>
      <text:p text:style-name="P29">Moves like a Cat – Porusza się jak Kot</text:p>
      <text:p text:style-name="P6"/>
      <text:p text:style-name="P23">(descriptor)</text:p>
      <text:p text:style-name="P23"/>
      <text:p text:style-name="P23">Hardy – Wy<text:span text:style-name="T9">t</text:span>rzymały</text:p>
      <text:p text:style-name="P27">Resilient - Odporny</text:p>
      <text:p text:style-name="P3"/>
      <text:p text:style-name="P25">follower – <text:span text:style-name="T5">kompan (</text:span><text:span text:style-name="T8">wcześniej był Towarzysz, trzeba zmienić!</text:span><text:span text:style-name="T5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3-02T17:01:59.837000000</dc:date>
    <meta:editing-duration>PT1H58M3S</meta:editing-duration>
    <meta:editing-cycles>2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7" meta:word-count="187" meta:character-count="1447" meta:non-whitespace-character-count="1269"/>
  </office:meta>
</office:document-meta>
</file>